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Khmer OS System" svg:font-family="'Khmer OS System'" style:font-family-generic="roman" style:font-pitch="variable"/>
    <style:font-face style:name="Khmer OS System1" svg:font-family="'Khmer OS System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background-color="#ff4000"/>
    </style:style>
    <style:style style:name="P3" style:family="paragraph" style:parent-style-name="Standard">
      <style:text-properties fo:background-color="#81d41a"/>
    </style:style>
    <style:style style:name="P4" style:family="paragraph" style:parent-style-name="Standard">
      <style:text-properties fo:background-color="#800080"/>
    </style:style>
    <style:style style:name="P5" style:family="paragraph" style:parent-style-name="Standard">
      <style:text-properties fo:background-color="#3465a4"/>
    </style:style>
    <style:style style:name="P6" style:family="paragraph" style:parent-style-name="Standard">
      <style:text-properties fo:background-color="#ff0000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text-properties fo:font-size="18pt" fo:background-color="#3465a4" style:font-size-asian="18pt" style:font-size-complex="18pt"/>
    </style:style>
    <style:style style:name="P9" style:family="paragraph" style:parent-style-name="Standard">
      <style:text-properties fo:font-size="18pt" fo:background-color="#81d41a" style:font-size-asian="18pt" style:font-size-complex="18pt"/>
    </style:style>
    <style:style style:name="P10" style:family="paragraph" style:parent-style-name="Standard">
      <style:text-properties fo:font-size="18pt" fo:background-color="#ff0000" style:font-size-asian="18pt" style:font-size-complex="18pt"/>
    </style:style>
    <style:style style:name="T1" style:family="text">
      <style:text-properties fo:font-size="18pt" style:font-size-asian="18pt" style:font-size-complex="18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 loext:marker-style-name="T1"><text:span text:style-name="T1">Business Rules</text:span><text:span text:style-name="T1"/></text:p>
      <text:p text:style-name="P5"><text:span text:style-name="T1">1. Staffs ម្នាក់អាចមានទំនាក់ទំនងជាមួយ Imports ច្រើនដង</text:span><text:span text:style-name="T1"><office:annotation loext:resolved="false"><dc:creator>Unknown Author</dc:creator><dc:date>2025-01-09T08:38:40.897685860</dc:date><text:p text:style-name="Comment">RATANAK</text:p><text:p text:style-name="Comment"/></office:annotation></text:span><text:span text:style-name="T1">ឬអត់</text:span></text:p>
      <text:p text:style-name="P8">2. Imports ម្តងត្រូវតែមានទំនាក់ទំនងជាមួយ Staffs តែម្នាក់គត់</text:p>
      <text:p text:style-name="P8">3. Staffs ម្នាក់អាចមានទំនាក់ទំនងជាមួយ Orders ច្រើនដងឬអត់</text:p>
      <text:p text:style-name="P3"><office:annotation office:name="__Annotation__2562_1957875744" loext:resolved="false"><dc:creator>Unknown Author</dc:creator><dc:date>2025-01-09T08:39:46.209623994</dc:date><text:p text:style-name="Comment">NERON</text:p><text:p text:style-name="Comment"/></office:annotation><text:span text:style-name="T1">4. Orders ម្តងត្រូវតែមានទំនាក់ទំនងជាមួយ Staffs តែម្នាក់គត់</text:span></text:p>
      <text:p text:style-name="P9">5. Staffs ម្នាក់អាចមានទំនាក់ទំនងជាមួយ Payments ច្រើនដងឬអត់</text:p>
      <text:p text:style-name="P3"><text:span text:style-name="T1">6. Payments ម្តងត្រូវតែមានទំនាក់ទំនងជាមួយ Staffs តែម្នាក់គត់</text:span><office:annotation-end office:name="__Annotation__2562_1957875744"/></text:p>
      <text:p text:style-name="P4"><office:annotation office:name="__Annotation__2563_1957875744" loext:resolved="false"><dc:creator>Unknown Author</dc:creator><dc:date>2025-01-09T08:40:55.417596757</dc:date><text:p text:style-name="Comment">NITA</text:p><text:p text:style-name="Comment"/></office:annotation><text:span text:style-name="T1">7. Products មួយមុខអាចមានទំនាក់ទំនងជាមួយ Imports មួយឬច្រើនដង</text:span></text:p>
      <text:p text:style-name="P4"><text:span text:style-name="T1">8. Imports មួយដងអាចមានទំនាក់ទំនងជាមួយ Products មួយឬច្រើនមុខ</text:span><office:annotation-end office:name="__Annotation__2563_1957875744"/></text:p>
      <text:p text:style-name="P1"><office:annotation office:name="__Annotation__2560_1957875744" loext:resolved="false"><dc:creator>Unknown Author</dc:creator><dc:date>2025-01-09T08:37:26.359930540</dc:date><text:p text:style-name="Comment">An Menghour</text:p><text:p text:style-name="Comment"/></office:annotation><text:span text:style-name="T1">9. Products មួយមុខអាចមានទំនាក់ទំនងជាមួយ Orders ច្រើនដងឬអត់</text:span></text:p>
      <text:p text:style-name="P1"><text:span text:style-name="T1">10. Orders ម្តងអាចមានទំនាក់ទំនងជាមួយ Products មួយមុខឬច្រើន </text:span><office:annotation-end office:name="__Annotation__2560_1957875744"/></text:p>
      <text:p text:style-name="P10">1<office:annotation office:name="__Annotation__142_41047197" loext:resolved="false"><dc:creator>Unknown Author</dc:creator><dc:date>2025-01-09T09:09:53.486231494</dc:date><text:p text:style-name="Comment">jame</text:p></office:annotation>1. Customers ម្នាក់អាចមានទំនាក់ទំនងជាមួយ Orders មួយឬច្រើន<office:annotation-end office:name="__Annotation__142_41047197"/>ដង</text:p>
      <text:p text:style-name="P6"><text:soft-page-break/><text:span text:style-name="T1">12. Orders មួយត្រូវតែមានទំនាក់ទំនងជាមួយ ​Customers ម្នាក់គត់</text:span></text:p>
      <text:p text:style-name="P2"><office:annotation office:name="__Annotation__2561_1957875744" loext:resolved="false"><dc:creator>Unknown Author</dc:creator><dc:date>2025-01-09T08:38:09.561762977</dc:date><text:p text:style-name="Comment">Pheakdy</text:p><text:p text:style-name="Comment"/></office:annotation><text:span text:style-name="T1">13. Suppliers ម្នាក់អាចមានទំនាក់ទំនងជាមួយ Imports មួយឬច្រើនដង</text:span></text:p>
      <text:p text:style-name="P2"><text:span text:style-name="T1">14. Imports ម្តងត្រូវតែមានទំនាក់ទំនងជាមួយ Suppliers តែម្នាក់គត់</text:span><office:annotation-end office:name="__Annotation__2561_1957875744"/></text:p>
      <text:p text:style-name="P10">15. Orders ម្តងអាចមានទំនាក់ទំនងជាមួយ Payments ១ដងឬច្រើនដង</text:p>
      <text:p text:style-name="P10">16. Payments ម្តងត្រូវតែមានទំនាក់ទំនងជាមួយ Orders តែ១គត់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Khmer OS System" svg:font-family="'Khmer OS System'" style:font-family-generic="roman" style:font-pitch="variable"/>
    <style:font-face style:name="Khmer OS System1" svg:font-family="'Khmer OS System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Khmer OS System" fo:font-size="12pt" fo:language="en" fo:country="US" style:letter-kerning="false" style:font-name-asian="Calibri" style:font-size-asian="12pt" style:language-asian="en" style:country-asian="US" style:font-name-complex="Khmer OS System1" style:font-size-complex="12pt" style:language-complex="km" style:country-complex="KH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Khmer OS System" fo:font-size="12pt" fo:language="en" fo:country="US" style:letter-kerning="false" style:font-name-asian="Calibri" style:font-size-asian="12pt" style:language-asian="en" style:country-asian="US" style:font-name-complex="Khmer OS System1" style:font-size-complex="12pt" style:language-complex="km" style:country-complex="KH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Arial" style:font-style-name="Regular" style:font-pitch="variable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 style:font-style-name="Regular" style:font-pitch="variable"/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Arial" style:font-style-name="Regular" style:font-pitch="variable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Arial" style:font-style-name="Regular" style:font-pitch="variable"/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Arial" style:font-style-name="Regular" style:font-pitch="variable"/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Arial" style:font-style-name="Regular" style:font-pitch="variable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Arial" style:font-style-name="Regular" style:font-pitch="variable"/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Arial" style:font-style-name="Regular" style:font-pitch="variable"/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Arial" style:font-style-name="Regular" style:font-pitch="variable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ar Sovanndara</meta:initial-creator>
    <meta:editing-cycles>11</meta:editing-cycles>
    <meta:creation-date>2024-11-11T00:46:00</meta:creation-date>
    <dc:date>2025-01-09T09:10:04.288889667</dc:date>
    <meta:editing-duration>PT37M6S</meta:editing-duration>
    <meta:generator>LibreOffice/24.2.7.2$Linux_X86_64 LibreOffice_project/420$Build-2</meta:generator>
    <meta:document-statistic meta:table-count="0" meta:image-count="0" meta:object-count="0" meta:page-count="2" meta:paragraph-count="17" meta:word-count="174" meta:character-count="729" meta:non-whitespace-character-count="662"/>
    <meta:user-defined meta:name="AppVersion">16.0000</meta:user-defined>
    <meta:user-defined meta:name="GrammarlyDocumentId">aebb1715-10a2-47d4-a593-8b3620c942f7</meta:user-defined>
    <meta:template xlink:type="simple" xlink:actuate="onRequest" xlink:title="Normal.dotm" xlink:href=""/>
  </office:meta>
</office:document-meta>
</file>